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arestSpecPropFunction.nb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arestSpecPropFunction.padArgsWith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arestSpecPropFunction.eval( Property [ ] args , PropertyInfo pInf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